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officeooo:rsid="0012eeb6" officeooo:paragraph-rsid="0012eeb6"/>
    </style:style>
    <style:style style:name="P2" style:family="paragraph" style:parent-style-name="Standard">
      <style:paragraph-properties fo:margin-left="0cm" fo:margin-right="0cm" fo:text-align="start" style:justify-single-word="false" fo:text-indent="0cm" style:auto-text-indent="false"/>
      <style:text-properties style:text-underline-style="none" officeooo:rsid="0012eeb6" officeooo:paragraph-rsid="0012eeb6"/>
    </style:style>
    <style:style style:name="P3" style:family="paragraph" style:parent-style-name="Standard">
      <style:paragraph-properties fo:margin-left="0cm" fo:margin-right="0cm" fo:text-align="start" style:justify-single-word="false" fo:text-indent="0cm" style:auto-text-indent="false"/>
      <style:text-properties style:text-underline-style="none" officeooo:rsid="001389b1" officeooo:paragraph-rsid="001389b1"/>
    </style:style>
    <style:style style:name="P4" style:family="paragraph" style:parent-style-name="Standard">
      <style:paragraph-properties fo:margin-left="0cm" fo:margin-right="0cm" fo:text-align="start" style:justify-single-word="false" fo:text-indent="0cm" style:auto-text-indent="false"/>
      <style:text-properties style:text-underline-style="none" officeooo:rsid="0014e4d3" officeooo:paragraph-rsid="0014e4d3"/>
    </style:style>
    <style:style style:name="P5" style:family="paragraph" style:parent-style-name="Standard">
      <style:paragraph-properties fo:margin-left="0cm" fo:margin-right="0cm" fo:text-align="start" style:justify-single-word="false" fo:text-indent="0cm" style:auto-text-indent="false"/>
      <style:text-properties style:text-underline-style="none" officeooo:rsid="0016b584" officeooo:paragraph-rsid="0016b584"/>
    </style:style>
    <style:style style:name="P6" style:family="paragraph" style:parent-style-name="Standard">
      <style:paragraph-properties fo:margin-left="0cm" fo:margin-right="0cm" fo:text-align="start" style:justify-single-word="false" fo:text-indent="0cm" style:auto-text-indent="false"/>
      <style:text-properties style:text-underline-style="none" officeooo:rsid="00171ddc" officeooo:paragraph-rsid="00171ddc"/>
    </style:style>
    <style:style style:name="P7" style:family="paragraph" style:parent-style-name="Standard">
      <style:paragraph-properties fo:margin-left="0cm" fo:margin-right="0cm" fo:text-align="start" style:justify-single-word="false" fo:text-indent="0cm" style:auto-text-indent="false"/>
      <style:text-properties style:text-underline-style="none" officeooo:rsid="001729db" officeooo:paragraph-rsid="001729db"/>
    </style:style>
    <style:style style:name="P8" style:family="paragraph" style:parent-style-name="Standard">
      <style:paragraph-properties fo:margin-left="0cm" fo:margin-right="0cm" fo:text-align="start" style:justify-single-word="false" fo:text-indent="0cm" style:auto-text-indent="false"/>
      <style:text-properties style:text-underline-style="none" officeooo:rsid="001803ca" officeooo:paragraph-rsid="001803ca"/>
    </style:style>
    <style:style style:name="P9" style:family="paragraph" style:parent-style-name="Standard">
      <style:paragraph-properties fo:margin-left="0cm" fo:margin-right="0cm" fo:text-align="start" style:justify-single-word="false" fo:text-indent="0cm" style:auto-text-indent="false"/>
      <style:text-properties style:text-underline-style="none" officeooo:rsid="001880d2" officeooo:paragraph-rsid="001880d2"/>
    </style:style>
    <style:style style:name="P10" style:family="paragraph" style:parent-style-name="Standard">
      <style:paragraph-properties fo:margin-left="0cm" fo:margin-right="0cm" fo:text-align="start" style:justify-single-word="false" fo:text-indent="0cm" style:auto-text-indent="false"/>
      <style:text-properties style:text-underline-style="none" officeooo:rsid="001891e5" officeooo:paragraph-rsid="001891e5"/>
    </style:style>
    <style:style style:name="P11" style:family="paragraph" style:parent-style-name="Standard">
      <style:paragraph-properties fo:margin-left="0cm" fo:margin-right="0cm" fo:text-align="start" style:justify-single-word="false" fo:text-indent="0cm" style:auto-text-indent="false"/>
      <style:text-properties style:text-underline-style="none" officeooo:rsid="001891e5" officeooo:paragraph-rsid="0019be68"/>
    </style:style>
    <style:style style:name="P12" style:family="paragraph" style:parent-style-name="Standard">
      <style:paragraph-properties fo:margin-left="0cm" fo:margin-right="0cm" fo:text-align="start" style:justify-single-word="false" fo:text-indent="0cm" style:auto-text-indent="false"/>
      <style:text-properties style:text-underline-style="none" officeooo:rsid="001a33c1" officeooo:paragraph-rsid="001a33c1"/>
    </style:style>
    <style:style style:name="P13" style:family="paragraph" style:parent-style-name="Standard">
      <style:paragraph-properties fo:margin-left="0cm" fo:margin-right="0cm" fo:text-align="start" style:justify-single-word="false" fo:text-indent="0cm" style:auto-text-indent="false"/>
      <style:text-properties style:text-underline-style="none" officeooo:rsid="001a33c1" officeooo:paragraph-rsid="001ba2e7"/>
    </style:style>
    <style:style style:name="P14" style:family="paragraph" style:parent-style-name="Standard">
      <style:paragraph-properties fo:margin-left="0cm" fo:margin-right="0cm" fo:text-align="start" style:justify-single-word="false" fo:text-indent="0cm" style:auto-text-indent="false"/>
      <style:text-properties style:text-underline-style="none" officeooo:rsid="001a33c1" officeooo:paragraph-rsid="001c6ead"/>
    </style:style>
    <style:style style:name="P15" style:family="paragraph" style:parent-style-name="Standard">
      <style:paragraph-properties fo:margin-left="0cm" fo:margin-right="0cm" fo:text-align="start" style:justify-single-word="false" fo:text-indent="0cm" style:auto-text-indent="false"/>
      <style:text-properties style:text-underline-style="none" officeooo:rsid="001c6ead" officeooo:paragraph-rsid="001c6ead"/>
    </style:style>
    <style:style style:name="P16" style:family="paragraph" style:parent-style-name="Standard">
      <style:paragraph-properties fo:margin-left="0cm" fo:margin-right="0cm" fo:text-align="start" style:justify-single-word="false" fo:text-indent="0cm" style:auto-text-indent="false"/>
      <style:text-properties officeooo:paragraph-rsid="001c6ead"/>
    </style:style>
    <style:style style:name="P17" style:family="paragraph" style:parent-style-name="Standard">
      <style:paragraph-properties fo:margin-left="0cm" fo:margin-right="0cm" fo:text-align="start" style:justify-single-word="false" fo:text-indent="0cm" style:auto-text-indent="false"/>
      <style:text-properties officeooo:rsid="001c6ead" officeooo:paragraph-rsid="001c6ead"/>
    </style:style>
    <style:style style:name="P18" style:family="paragraph" style:parent-style-name="Standard">
      <style:paragraph-properties fo:margin-left="0cm" fo:margin-right="0cm" fo:text-align="start" style:justify-single-word="false" fo:text-indent="0cm" style:auto-text-indent="false"/>
      <style:text-properties officeooo:rsid="001d7f76" officeooo:paragraph-rsid="001d7f76"/>
    </style:style>
    <style:style style:name="P19" style:family="paragraph" style:parent-style-name="Standard">
      <style:paragraph-properties fo:margin-left="0cm" fo:margin-right="0cm" fo:text-align="start" style:justify-single-word="false" fo:text-indent="0cm" style:auto-text-indent="false"/>
      <style:text-properties officeooo:rsid="001eeb59" officeooo:paragraph-rsid="001eeb59"/>
    </style:style>
    <style:style style:name="P20" style:family="paragraph" style:parent-style-name="Standard">
      <style:paragraph-properties fo:margin-left="0cm" fo:margin-right="0cm" fo:text-align="start" style:justify-single-word="false" fo:text-indent="0cm" style:auto-text-indent="false"/>
      <style:text-properties officeooo:rsid="001f8dd7" officeooo:paragraph-rsid="001f8dd7"/>
    </style:style>
    <style:style style:name="T1" style:family="text">
      <style:text-properties officeooo:rsid="001389b1"/>
    </style:style>
    <style:style style:name="T2" style:family="text">
      <style:text-properties officeooo:rsid="00171ddc"/>
    </style:style>
    <style:style style:name="T3" style:family="text">
      <style:text-properties officeooo:rsid="001729db"/>
    </style:style>
    <style:style style:name="T4" style:family="text">
      <style:text-properties officeooo:rsid="001880d2"/>
    </style:style>
    <style:style style:name="T5" style:family="text">
      <style:text-properties officeooo:rsid="0019be68"/>
    </style:style>
    <style:style style:name="T6" style:family="text">
      <style:text-properties style:text-line-through-style="none" style:text-line-through-type="none"/>
    </style:style>
    <style:style style:name="T7" style:family="text">
      <style:text-properties style:text-line-through-style="none" style:text-line-through-type="none" officeooo:rsid="001ba2e7"/>
    </style:style>
    <style:style style:name="T8" style:family="text">
      <style:text-properties style:text-line-through-style="none" style:text-line-through-type="none" officeooo:rsid="001c6ead"/>
    </style:style>
    <style:style style:name="T9" style:family="text">
      <style:text-properties style:text-underline-style="none"/>
    </style:style>
    <style:style style:name="T10" style:family="text">
      <style:text-properties style:text-underline-style="none" officeooo:rsid="001c6ead"/>
    </style:style>
    <style:style style:name="T11" style:family="text">
      <style:text-properties officeooo:rsid="001d7f7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1.04 <text:s text:c="3"/>TP01</text:p>
      <text:p text:style-name="P2"/>
      <text:p text:style-name="P2">2.1 :</text:p>
      <text:p text:style-name="P2">Q3 : oui</text:p>
      <text:p text:style-name="P2">Q4 : /home/infoetu</text:p>
      <text:p text:style-name="P2">Q6 : /home/infoetu/baptiste.bertout.etu</text:p>
      <text:p text:style-name="P2"/>
      <text:p text:style-name="P2">2.<text:span text:style-name="T1">3</text:span> :</text:p>
      <text:p text:style-name="P3">Q1 : chemin absolu</text:p>
      <text:p text:style-name="P3"/>
      <text:p text:style-name="P4">3.1 :</text:p>
      <text:p text:style-name="P4">Q1 : chemin relatif car déjà dans le dossier</text:p>
      <text:p text:style-name="P4">128721072</text:p>
      <text:p text:style-name="P5">Q3 : non car c’est le même fichier</text:p>
      <text:p text:style-name="P5">Q4 : non car même ficher mais emplacement différent</text:p>
      <text:p text:style-name="P5">Q6 : non car c’est une copie du fichier tata</text:p>
      <text:p text:style-name="P5">Q<text:span text:style-name="T2">9 </text:span>: non car changement de texte sur la copie, qui n’a pas le même lien que tata</text:p>
      <text:p text:style-name="P6">Q10 : oui car c’est le même ficher <text:span text:style-name="T3">avec un lien symbolique</text:span></text:p>
      <text:p text:style-name="P6">Q13 : oui car tata et tutu ont le même lien symbolique</text:p>
      <text:p text:style-name="P7">Q14 : non car copie du fichier principal</text:p>
      <text:p text:style-name="P7">Q17 : non car copie de fichier donc pas de lien symbolique</text:p>
      <text:p text:style-name="P7">Q18 : le nombre de liens a diminué de 1</text:p>
      <text:p text:style-name="P7"/>
      <text:p text:style-name="P7">3.3 :</text:p>
      <text:p text:style-name="P7">Q1 : echo affiche ce qu’on lui demande (ce qu’on écrit juste après la commande) alors que cat affiche le contenu du fichier qu’on lui indique, de plus truc n’étant pas un ficher existant dans le dossier torpo, cat ne peut pas afficher son contenu<text:tab/></text:p>
      <text:p text:style-name="P8"/>
      <text:p text:style-name="P8">4.1 :</text:p>
      <text:p text:style-name="P8">Q6 : <text:span text:style-name="T4">oui</text:span></text:p>
      <text:p text:style-name="P9">Q7 : on peut ouvrir nano mais on ne peut pas écrire</text:p>
      <text:p text:style-name="P10">Q11 : on peut savoir quels fichiers ou dossiers sont présent dans torpo mais on ne peut pas y accéder</text:p>
      <text:p text:style-name="P11">Q12 : non</text:p>
      <text:p text:style-name="P11"/>
      <text:p text:style-name="P11"><text:span text:style-name="T5">5.1 :</text:span></text:p>
      <text:p text:style-name="P11"><text:span text:style-name="T5">Q2 : mkdir -p</text:span></text:p>
      <text:p text:style-name="P11"><text:span text:style-name="T5">Q3 : ls -a</text:span></text:p>
      <text:p text:style-name="P12">Q4 : touc -d &lt;date&gt; (format : AA/MM/JJ)</text:p>
      <text:p text:style-name="P12">Q5 : echo -n</text:p>
      <text:p text:style-name="P12">Q6 : cp -r</text:p>
      <text:p text:style-name="P12">Q7 : mv -v</text:p>
      <text:p text:style-name="P13">Q8:rm -d <text:span text:style-name="T6">f &lt;nom_dossier&gt; <text:s/>(-d : supp un dossier ; -f forcer la suppression)</text:span></text:p>
      <text:p text:style-name="P13"><text:span text:style-name="T7">Q9 : ln -s</text:span></text:p>
      <text:p text:style-name="P14"><text:span text:style-name="T7">Q10 : <text:tab/>-</text:span><text:span text:style-name="T8">stat -c <text:s/>%A</text:span></text:p>
      <text:p text:style-name="P14"><text:span text:style-name="T6"><text:tab/>-</text:span><text:span text:style-name="T8">stat -c <text:s/>%F</text:span></text:p>
      <text:p text:style-name="P14"><text:span text:style-name="T8"><text:tab/>-stat -c <text:s/>%U</text:span></text:p>
      <text:p text:style-name="P14"><text:span text:style-name="T8"><text:tab/>-stat -c <text:s/>%G</text:span></text:p>
      <text:p text:style-name="P11"/>
      <text:p text:style-name="P15">Q11 :</text:p>
      <text:p text:style-name="P15">ls : liste les fichier et dossiers</text:p>
      <text:p text:style-name="P15">cd : permet de se déplacer dans les dossiers</text:p>
      <text:p text:style-name="P15">pwd : permet de savoir notre position dans les dossiers et donc le chemin absolu</text:p>
      <text:p text:style-name="P15"><text:soft-page-break/>exit: permet de quitter le terminal</text:p>
      <text:p text:style-name="P15">echo : permet d’afficher ce que l’on demande</text:p>
      <text:p text:style-name="P16"><text:span text:style-name="T10">cat : permet d’afficher le contenu d’un fichier</text:span></text:p>
      <text:p text:style-name="P17"><text:span text:style-name="T9">date: permet d’afficher la date et l’heure du système </text:span></text:p>
      <text:p text:style-name="P17">wc : <text:span text:style-name="T11">permet d’afficher le nombre de ligne, de caractères et la taille d’un fichier</text:span></text:p>
      <text:p text:style-name="P18">cal :</text:p>
      <text:p text:style-name="P19">which : affiche le chemin absolu pour accéder a une commande</text:p>
      <text:p text:style-name="P19">touch : crée un fichier vide</text:p>
      <text:p text:style-name="P19">grep : </text:p>
      <text:p text:style-name="P20">cut :</text:p>
      <text:p text:style-name="P20">tr : translate ou supprime un caractère</text:p>
      <text:p text:style-name="P20">quota : affiche la limite de stockage d’un disqu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09:12:07.197330452</meta:creation-date>
    <dc:date>2022-09-06T12:02:12.684124797</dc:date>
    <meta:editing-duration>PT47M2S</meta:editing-duration>
    <meta:editing-cycles>6</meta:editing-cycles>
    <meta:generator>LibreOffice/7.3.4.2$Linux_X86_64 LibreOffice_project/728fec16bd5f605073805c3c9e7c4212a0120dc5</meta:generator>
    <meta:document-statistic meta:table-count="0" meta:image-count="0" meta:object-count="0" meta:page-count="2" meta:paragraph-count="55" meta:word-count="397" meta:character-count="1908" meta:non-whitespace-character-count="1551"/>
  </office:meta>
</office:document-meta>
</file>